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27f0d" officeooo:paragraph-rsid="002325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specific sets of paragraphs was constructed in a way such that it contains hundred words in total. The reason behind this is to guarantee checking of translation interface at bench marked word counts. And the fifty word mark is associated with these benchmarks. This concludes the description of process. This specific sets of paragraphs was constructed in a way such that it contains hundred words in total. The reason behind this is to guarantee checking of translation interface at bench marked word counts. And the fifty word mark is associated with these benchmarks. This concludes the description of process.</text:p>
      <text:p text:style-name="P1">This specific sets of paragraphs was constructed in a way such that it contains hundred words in total. The reason behind this is to guarantee checking of translation interface at bench marked word counts. And the fifty word mark is associated with these benchmarks. This concludes the description of process. This specific sets of paragraphs was constructed in a way such that it contains hundred words in total. The reason behind this is to guarantee checking of translation interface at bench marked word counts. And the fifty word mark is associated with these benchmarks. This concludes the description of process.</text:p>
      <text:p text:style-name="P1">This specific sets of paragraphs was constructed in a way such that it contains hundred words in total. The reason behind this is to guarantee checking of translation interface at bench marked word counts. And the fifty word mark is associated with these benchmarks. This concludes the description of process. This specific sets of paragraphs was constructed in a way such that it contains hundred words in total. The reason behind this is to guarantee checking of translation interface at bench marked word counts. And the fifty word mark is associated with these benchmarks. This concludes the description of process.</text:p>
      <text:p text:style-name="P1">This specific sets of paragraphs was constructed in a way such that it contains hundred words in total. The reason behind this is to guarantee checking of translation interface at bench marked word counts. And the fifty word mark is associated with these benchmarks. This concludes the description of process. This specific sets of paragraphs was constructed in a way such that it contains hundred words in total. The reason behind this is to guarantee checking of translation interface at bench marked word counts. And the fifty word mark is associated with these benchmarks. This concludes the description of process.</text:p>
      <text:p text:style-name="P1">This specific sets of paragraphs was constructed in a way such that it contains hundred words in total. The reason behind this is to guarantee checking of translation interface at bench marked word counts. And the fifty word mark is associated with these benchmarks. This concludes the description of process. This specific sets of paragraphs was constructed in a way such that it contains hundred words in total. The reason behind this is to guarantee checking of translation interface at bench marked word counts. And the fifty word mark is associated with these benchmarks. This concludes the description of proces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1:02:17.069382788</meta:creation-date>
    <dc:date>2017-03-09T14:43:44.074400452</dc:date>
    <meta:editing-duration>P0D</meta:editing-duration>
    <meta:editing-cycles>1</meta:editing-cycles>
    <meta:generator>LibreOffice/4.2.8.2$Linux_X86_64 LibreOffice_project/420m0$Build-2</meta:generator>
    <meta:document-statistic meta:table-count="0" meta:image-count="0" meta:object-count="0" meta:page-count="1" meta:paragraph-count="5" meta:word-count="500" meta:character-count="3095" meta:non-whitespace-character-count="2600"/>
  </office:meta>
</office:document-meta>
</file>